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_20_body">
      <style:paragraph-properties loext:contextual-spacing="false"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loext:contextual-spacing="false" fo:margin-left="0cm" fo:margin-right="0cm" fo:margin-top="0cm" fo:margin-bottom="0.499cm" fo:text-align="justify" style:justify-single-word="false" fo:text-indent="0cm" style:auto-text-indent="false"/>
      <style:text-properties style:use-window-font-color="true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15" style:family="paragraph" style:parent-style-name="Text_20_body">
      <style:paragraph-properties loext:contextual-spacing="false" fo:margin-left="0cm" fo:margin-right="0cm" fo:margin-top="0cm" fo:margin-bottom="0.499cm" fo:text-align="justify" style:justify-single-word="false" fo:text-indent="0cm" style:auto-text-indent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3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use-window-font-color="true" style:font-name="Arial1" fo:font-size="11pt" style:font-size-asian="11pt" style:font-size-complex="11pt"/>
    </style:style>
    <style:style style:name="P25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26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-complex="Arial1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capitalize"/>
    </style:style>
    <style:style style:name="T6" style:family="text">
      <style:text-properties style:font-name-complex="Arial1"/>
    </style:style>
    <style:style style:name="T7" style:family="text">
      <style:text-properties style:use-window-font-color="true"/>
    </style:style>
    <style:style style:name="T8" style:family="text">
      <style:text-properties fo:color="#0000ff" style:font-name-complex="Arial1"/>
    </style:style>
    <style:style style:name="T9" style:family="text">
      <style:text-properties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rgpassage"/>
        <text:user-field-decl office:value-type="string" office:string-value="" text:name="structurereferente_typeorient_id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23"/>
            </table:table-cell>
            <table:table-cell table:style-name="Tableau1.B1" office:value-type="string">
              <text:p text:style-name="P2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 <text:span text:style-name="T4">DPAS/SIS/BADA/SUSPENSION/</text:span><text:span text:style-name="T4"><text:date style:data-style-name="N106" text:date-value="2016-02-02T17:13:21.14">2016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2">Bobigny, le <text:date style:data-style-name="N36" text:date-value="2016-02-02T17:13:21.17">02/02/2016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libtypevoie"/></text:span><text:span text:style-name="T5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span text:style-name="T1"><text:user-field-get text:name="adresse_nomcom"/></text:span></text:p>
            </table:table-cell>
          </table:table-row>
        </table:table>
        <text:section text:style-name="Sect1" text:name="Section1" text:condition="ooow:nonrespectsanctionep93_rgpassage==&quot;1&quot;" text:is-hidden="true">
          <text:p text:style-name="P10"/>
          <text:p text:style-name="P10"/>
          <text:p text:style-name="P3"><text:user-field-get text:name="personne_qual"/>,</text:p>
          <text:p text:style-name="P3"/>
          <text:p text:style-name="P21"><text:span text:style-name="T7">Comme je vous l’indiquais dans mon courrier du </text:span><text:span text:style-name="T3"><text:user-field-get text:name="passagecommissionep_impressionconvocation"/></text:span><text:span text:style-name="T8">, </text:span><text:span text:style-name="T6">votre dossier a été transmis à l’Equipe Pluridisciplinaire (EP) qui a examiné votre situation.</text:span></text:p>
          <text:p text:style-name="P22"/>
          <text:p text:style-name="P13">Après avoir pris connaissance de son avis, il a été décidé de maintenir votre allocation de Revenu de Solidarité Active (RSA).</text:p>
          <text:section text:style-name="Sect1" text:name="PE" text:condition="ooow:structurereferente_typeorient_id != &quot;3&quot;" text:is-hidden="true" text:display="condition">
            <text:p text:style-name="P15">Néanmoins, je vous rappelle que vous devez élaborer <text:span text:style-name="T9">un Projet Personnalisé d’Accès à l’Emploi (PPAE)</text:span> avec l’aide du service référent qui vous a été désigné :</text:p>
            <text:p text:style-name="P5"><text:user-field-get text:name="structurereferente_lib_struc"/></text:p>
            <text:p text:style-name="P4"><text:user-field-get text:name="structurereferente_num_voie"/> <text:user-field-get text:name="structurereferente_type_voie"/> <text:user-field-get text:name="structurereferente_nom_voie"/></text:p>
            <text:p text:style-name="P11"><text:s/><text:user-field-get text:name="structurereferente_code_postal"/> <text:user-field-get text:name="structurereferente_ville"/></text:p>
            <text:p text:style-name="P11"/>
            <text:p text:style-name="P14">A défaut de PPAE, votre dossier pourra être réexaminé à une prochaine séance.</text:p>
          </text:section>
          <text:section text:style-name="Sect1" text:name="PDV SS" text:condition="ooow:structurereferente_typeorient_id == &quot;3&quot;" text:display="condition">
            <text:p text:style-name="P13">Néanmoins, je vous rappelle que vous devez élaborer un Contrat d’Engagement Réciproque (CER) avec l’aide du service référent qui vous a été désigné :</text:p>
            <text:p text:style-name="P5"><text:user-field-get text:name="structurereferente_lib_struc"/></text:p>
            <text:p text:style-name="P4"><text:user-field-get text:name="structurereferente_num_voie"/> <text:user-field-get text:name="structurereferente_type_voie"/> <text:user-field-get text:name="structurereferente_nom_voie"/></text:p>
            <text:p text:style-name="P11"><text:s/><text:user-field-get text:name="structurereferente_code_postal"/> <text:user-field-get text:name="structurereferente_ville"/></text:p>
            <text:p text:style-name="P24"><text:hidden-paragraph text:condition="ooow:structurereferente_numtel==&quot;&quot;" text:is-hidden="true"/>Tél: <text:user-field-get text:name="structurereferente_numtel"/></text:p>
            <text:p text:style-name="P11"/>
            <text:p text:style-name="P20">A défaut de contrat, votre dossier pourra être réexaminé à une prochaine séance.</text:p>
          </text:section>
          <text:p text:style-name="P19"><text:span text:style-name="T6"/></text:p>
          <text:p text:style-name="P19"><text:span text:style-name="T6">Je vous prie de croire, </text:span><text:span text:style-name="T6"><text:user-field-get text:name="personne_qual"/></text:span><text:span text:style-name="T6">, à l'assurance de mes salutations distinguées.</text:span></text:p>
          <text:p text:style-name="P16"/>
          <text:p text:style-name="P18"/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6-02-02T17:13:21.10</dc:date>
    <dc:creator>linda baitech</dc:creator>
    <meta:editing-duration>PT06H46M17S</meta:editing-duration>
    <meta:editing-cycles>126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11" meta:character-count="742"/>
  </office:meta>
</office:document-meta>
</file>